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 Nova" svg:font-family="'Arial Nova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style:font-name="Arial Nova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volution of Plumage Dichromatism in <text:span text:style-name="T1">Turdus</text:span> Thrush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 Nova" svg:font-family="'Arial Nova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11T12:08:39.510811194</dc:date>
    <dc:creator>Alec B</dc:creator>
    <meta:editing-duration>PT1M1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" meta:word-count="7" meta:character-count="52" meta:non-whitespace-character-count="46"/>
  </office:meta>
</office:document-meta>
</file>